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2">
          <table:table-cell table:style-name="ce1" office:value-type="string" table:number-columns-spanned="1" table:number-rows-spanned="13">
            <text:p>first order</text:p>
          </table:table-cell>
          <table:table-cell office:value-type="string">
            <text:p>Antypalindrom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Bit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Zaginiona litera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Liczb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Ciezarowki I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2">
          <table:covered-table-cell table:style-name="ce1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Reforma drogowa</text:p>
          </table:table-cell>
          <table:covered-table-cell table:style-name="ce6"/>
          <table:table-cell/>
        </table:table-row>
        <table:table-row table:style-name="ro2">
          <table:covered-table-cell table:style-name="ce3"/>
          <table:table-cell office:value-type="string">
            <text:p>Bezbledne sortowanie</text:p>
          </table:table-cell>
          <table:covered-table-cell table:style-name="ce6"/>
          <table:table-cell/>
        </table:table-row>
        <table:table-row table:style-name="ro1" table:number-rows-repeated="6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<text:s/>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2">02.02.2025</text:date>, <text:time>17:04:1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2T17:04:19.69</dc:date>
    <dc:creator>q q</dc:creator>
    <meta:editing-duration>PT50M56S</meta:editing-duration>
    <meta:editing-cycles>42</meta:editing-cycles>
    <meta:generator>OpenOffice/4.1.15$Win32 OpenOffice.org_project/4115m2$Build-9813</meta:generator>
    <meta:document-statistic meta:table-count="3" meta:cell-count="62" meta:object-count="0"/>
  </office:meta>
</office:document-meta>
</file>